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rokeredTransactedMyRoleMessageExchangeImpl.setRequest( Message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rokeredTransactedMyRoleMessageExchangeImpl.BrokeredTransactedMyRoleMessageExchangeImpl( ODEProcess process , List &lt; MyRoleMessageExchange &gt; subscribers , String mexId , MyRoleMessageExchange 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rokeredTransactedMyRoleMessageExchangeImpl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keredTransactedMyRoleMessageExchangeImpl.g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keredTransactedMyRoleMessageExchangeImpl.getAck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keredTransactedMyRoleMessageExchangeImpl.getEndpoint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keredTransactedMyRoleMessageExchangeImpl.invokeTransac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rokeredTransactedMyRoleMessageExchangeImpl.setTimeout( long time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